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228" officeooo:paragraph-rsid="00055228"/>
    </style:style>
    <style:style style:name="P2" style:family="paragraph" style:parent-style-name="Standard">
      <style:text-properties officeooo:rsid="0006f3be" officeooo:paragraph-rsid="0006f3be"/>
    </style:style>
    <style:style style:name="P3" style:family="paragraph" style:parent-style-name="Standard">
      <style:text-properties officeooo:rsid="0006f3be" officeooo:paragraph-rsid="00095955"/>
    </style:style>
    <style:style style:name="P4" style:family="paragraph" style:parent-style-name="Standard">
      <style:text-properties officeooo:rsid="0007f971" officeooo:paragraph-rsid="0007f971"/>
    </style:style>
    <style:style style:name="P5" style:family="paragraph" style:parent-style-name="Standard">
      <style:text-properties officeooo:rsid="00095955" officeooo:paragraph-rsid="00095955"/>
    </style:style>
    <style:style style:name="T1" style:family="text">
      <style:text-properties officeooo:rsid="0006f3be"/>
    </style:style>
    <style:style style:name="T2" style:family="text">
      <style:text-properties officeooo:rsid="0008f5f8"/>
    </style:style>
    <style:style style:name="T3" style:family="text">
      <style:text-properties officeooo:rsid="00095955"/>
    </style:style>
    <style:style style:name="T4" style:family="text">
      <style:text-properties officeooo:rsid="000a7632"/>
    </style:style>
    <style:style style:name="T5" style:family="text">
      <style:text-properties officeooo:rsid="000c5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averi 23.1.2024</text:p>
      <text:p text:style-name="P1"/>
      <text:p text:style-name="P5">Paikalla: Sandro, Jukka, Didi ja Karoliina, <text:span text:style-name="T5">Lotta kipeenä ei läsnä</text:span></text:p>
      <text:p text:style-name="P1"/>
      <text:p text:style-name="P1">Tämän hetkinen tilanne:</text:p>
      <text:p text:style-name="P1">Jukka: ei ole edistynyt <text:span text:style-name="T4">syystä tai toisesta</text:span></text:p>
      <text:p text:style-name="P1">Karoliina: <text:span text:style-name="T4">tehny buttoneita ja hourly sivua tehnyt, ei edennyt muuten.</text:span></text:p>
      <text:p text:style-name="P1">Didi ja Sandro: saanut renderöityä etusivun</text:p>
      <text:p text:style-name="P1">Sandro: backendia saanut tehtyä eteenpäin, renderöinyt hinta, <text:span text:style-name="T1">ongelmia sääennusteiden kanssa, kun ei saa kuin vaan kahden vuorokauden ennusteen. </text:span></text:p>
      <text:p text:style-name="P1"/>
      <text:p text:style-name="P1">Tulevat tehtävät:</text:p>
      <text:p text:style-name="P4">Frontendia pitää saada eteenpäin. Muitakin sivuja pitää saada valmiiksi. <text:span text:style-name="T2">Taulukkovalinnat pitää saada tehtyä. </text:span><text:span text:style-name="T3">Selkeyttää ja yksinkertaistaa teemaa. Prioriteettina saada kaikki sivut toimimaan ja sitten kehittää ulkonäköä eteenpäin.</text:span></text:p>
      <text:p text:style-name="P2">Sandro: <text:span text:style-name="T3">Sääennusteissa koordinaateista lasketaan varsinaisen tuulennopeuden ja suunnan. Selvittää miten saadaan sähköhistoria tietoja kyseltyä. Dynaamiset datat yhdistetään handlebarin kanssa frontendiin.</text:span></text:p>
      <text:p text:style-name="P2">Jukka: <text:span text:style-name="T3">Synaptiin perehtyminen ja toteuttaminen. Tekoälyyn liittyvät, jos kirjasto vaihtuu niin uuteen kirjastoon perehtyminen ym.</text:span></text:p>
      <text:p text:style-name="P2">Didi: <text:span text:style-name="T3">Frontendia eteenpäin ja saada dynaamista dataa yhdistettyä</text:span></text:p>
      <text:p text:style-name="P3">Karoliina: <text:span text:style-name="T3">Frontendia eteenpäin ja saada dynaamista dataa yhdistettyä (ja tekoälyyn perehtymien).</text:span></text:p>
      <text:p text:style-name="P3"/>
      <text:p text:style-name="P5">Tavoitteet:</text:p>
      <text:p text:style-name="P5">Näytön tavoitteet tulee täytettyä.</text:p>
      <text:p text:style-name="P2"/>
      <text:p text:style-name="P5">uusi palaveri 6.2.202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09:11:59.861000000</meta:creation-date>
    <dc:date>2024-01-23T10:21:42.009000000</dc:date>
    <meta:editing-duration>PT7M9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6" meta:word-count="147" meta:character-count="1217" meta:non-whitespace-character-count="1085"/>
  </office:meta>
</office:document-meta>
</file>